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alibri" svg:font-family="Calibri" style:font-pitch="variable"/>
    <style:font-face style:name="Cambria" svg:font-family="Cambri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font-name="Nimbus Roman No9 L"/>
    </style:style>
    <style:style style:name="P2" style:family="paragraph" style:parent-style-name="Text_20_body">
      <style:text-properties fo:color="#000000" style:font-name="Nimbus Roman No9 L"/>
    </style:style>
    <style:style style:name="P3" style:family="paragraph" style:parent-style-name="Text_20_body" style:list-style-name="WW8Num1">
      <style:paragraph-properties fo:margin-left="0.5in" fo:margin-right="0in" fo:text-indent="-0.25in" style:auto-text-indent="false"/>
      <style:text-properties fo:color="#000000" style:font-name="Nimbus Roman No9 L"/>
    </style:style>
    <style:style style:name="P4" style:family="paragraph" style:parent-style-name="Title" style:master-page-name="Standard">
      <style:paragraph-properties style:page-number="auto"/>
      <style:text-properties fo:color="#000000" style:font-name="Nimbus Roman No9 L"/>
    </style:style>
    <style:style style:name="P5" style:family="paragraph" style:parent-style-name="Heading_20_1">
      <style:text-properties fo:color="#000000" style:font-name="Nimbus Roman No9 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hortest Palindrome Architecture</text:p>
      <text:h text:style-name="P5" text:outline-level="1">Goal</text:h>
      <text:p text:style-name="P2">The overall goal of this project is to solve the shortest palindrome challenge posed by ITA software.</text:p>
      <text:h text:style-name="P5" text:outline-level="1">Modules</text:h>
      <text:list xml:id="list1260762712" text:style-name="WW8Num1">
        <text:list-item>
          <text:p text:style-name="P3">Search Problem Framework</text:p>
        </text:list-item>
        <text:list-item>
          <text:p text:style-name="P3">Word List Functions</text:p>
        </text:list-item>
        <text:list-item>
          <text:p text:style-name="P3">Word Lookup / Dictionary Functions</text:p>
        </text:list-item>
        <text:list-item>
          <text:p text:style-name="P3">Shortest Pangram Length Enumerator</text:p>
        </text:list-item>
        <text:list-item>
          <text:p text:style-name="P3">Shortest Pangram Problem</text:p>
        </text:list-item>
        <text:list-item>
          <text:p text:style-name="P3">Evens Odds Palindrome Pangram Problem</text:p>
        </text:list-item>
        <text:list-item>
          <text:p text:style-name="P3">Binary Utility Functions</text:p>
        </text:list-item>
        <text:list-item>
          <text:p text:style-name="P3">Word Signature Functions (rename)</text:p>
        </text:list-item>
        <text:list-item>
          <text:p text:style-name="P3">Main Search Problem Representation</text:p>
        </text:list-item>
        <text:list-item>
          <text:p text:style-name="P3"/>
        </text:list-item>
      </text:list>
      <text:h text:style-name="P5" text:outline-level="1">Search Problem Framework</text:h>
      <text:p text:style-name="P1">The book Artificial Intelligence: A Modern Approach describes the theory behind solving problems by searching. Its associated website provides code to solve general search problems in Lisp. This module is a fork of that code that takes more advantage of Common Lisp features, plus contains performance enhancements. In particular, the code has been packaged via defpackage to clean up the namespace and utilities that mimic common lisp have been replaced with the actual common lisp code.</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pitch="variable"/>
    <style:font-face style:name="Cambria" svg:font-family="Cambri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writing-mode="lr-tb"/>
      <style:text-properties style:use-window-font-color="true" style:font-name="Cambria" fo:font-size="12pt" fo:language="en" fo:country="US"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3335in" fo:margin-bottom="0in" fo:keep-together="always" fo:keep-with-next="always"/>
      <style:text-properties fo:color="#345a8a" style:font-name="Calibri" fo:font-size="16pt" fo:font-weight="bold" style:font-name-asian="Times New Roman" style:font-size-asian="16pt" style:font-weight-asian="bold" style:font-size-complex="16pt" style:font-weight-complex="bold"/>
    </style:style>
    <style:style style:name="Title" style:family="paragraph" style:parent-style-name="Standard" style:next-style-name="Standard" style:class="chapter">
      <style:paragraph-properties fo:margin-top="0in" fo:margin-bottom="0.2083in" fo:padding-left="0in" fo:padding-right="0in" fo:padding-top="0in" fo:padding-bottom="0.0555in" fo:border-left="none" fo:border-right="none" fo:border-top="none" fo:border-bottom="0.0138in solid #000000" style:shadow="none"/>
      <style:text-properties fo:color="#183a63" style:font-name="Calibri" fo:font-size="26pt" fo:letter-spacing="0.0035in" style:letter-kerning="true" style:font-name-asian="Times New Roman" style:font-size-asian="26pt"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Body_20_Text_20_Char" style:display-name="Body Text Char" style:family="text" style:parent-style-name="Default_20_Paragraph_20_Font">
      <style:text-properties style:font-name="Cambria" style:font-name-asian="Cambria" style:font-name-complex="Times New Roman"/>
    </style:style>
    <style:style style:name="Title_20_Char" style:display-name="Title Char" style:family="text" style:parent-style-name="Default_20_Paragraph_20_Font">
      <style:text-properties fo:color="#183a63" style:font-name="Calibri" fo:font-size="26pt" fo:letter-spacing="0.0035in" style:letter-kerning="true" style:font-name-asian="Times New Roman" style:font-size-asian="26pt" style:font-name-complex="Times New Roman" style:font-size-complex="26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orey Abshire</meta:initial-creator>
    <meta:creation-date>2009-04-11T06:41:00</meta:creation-date>
    <dc:date>2009-09-21T18:25:19</dc:date>
    <meta:editing-cycles>15</meta:editing-cycles>
    <meta:editing-duration>PT00H19M33S</meta:editing-duration>
    <meta:generator>OpenOffice.org/3.0$Unix OpenOffice.org_project/300m15$Build-9379</meta:generator>
    <meta:document-statistic meta:table-count="0" meta:image-count="0" meta:object-count="0" meta:page-count="1" meta:paragraph-count="15" meta:word-count="144" meta:character-count="937"/>
  </office:meta>
</office:document-meta>
</file>